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28in"/>
    </style:style>
    <style:style style:name="co3" style:family="table-column">
      <style:table-column-properties fo:break-before="auto" style:column-width="2.5736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552in"/>
    </style:style>
    <style:style style:name="ro1" style:family="table-row">
      <style:table-row-properties style:row-height="0.4957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7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cccc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ee6e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328p pin</text:p>
            <text:p>(physical)</text:p>
            <text:p>(Arduino)</text:p>
          </table:table-cell>
          <table:table-cell office:value-type="string" calcext:value-type="string">
            <text:p>328p pin</text:p>
            <text:p>(address)</text:p>
          </table:table-cell>
          <table:table-cell office:value-type="string" calcext:value-type="string">
            <text:p>328p used</text:p>
            <text:p>function</text:p>
          </table:table-cell>
          <table:table-cell office:value-type="string" calcext:value-type="string">
            <text:p>328p use</text:p>
          </table:table-cell>
          <table:table-cell/>
          <table:table-cell office:value-type="string" calcext:value-type="string">
            <text:p>32M1 use</text:p>
          </table:table-cell>
          <table:table-cell office:value-type="string" calcext:value-type="string">
            <text:p>32M1 pin</text:p>
            <text:p>(address)</text:p>
          </table:table-cell>
          <table:table-cell office:value-type="string" calcext:value-type="string">
            <text:p>32M1 pin</text:p>
            <text:p>configuration</text:p>
          </table:table-cell>
          <table:table-cell office:value-type="string" calcext:value-type="string">
            <text:p>32M1 pin</text:p>
            <text:p>(physical)</text:p>
          </table:table-cell>
          <table:table-cell/>
          <table:table-cell office:value-type="string" calcext:value-type="string">
            <text:p>grBLDC name</text:p>
            <text:p>(schematic)</text:p>
          </table:table-cell>
          <table:table-cell office:value-type="string" calcext:value-type="string">
            <text:p>Other grBLDC</text:p>
            <text:p>Connections?</text:p>
          </table:table-cell>
          <table:table-cell/>
          <table:table-cell office:value-type="string" calcext:value-type="string">
            <text:p>Used?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analog PWM</text:p>
            <text:p>for goalRPM</text:p>
          </table:table-cell>
          <table:table-cell table:style-name="ce1"/>
          <table:table-cell table:style-name="ce1" office:value-type="string" calcext:value-type="string">
            <text:p>ADC</text:p>
            <text:p>for goalRPM</text:p>
          </table:table-cell>
          <table:table-cell table:style-name="ce1" office:value-type="string" calcext:value-type="string">
            <text:p>PB2</text:p>
          </table:table-cell>
          <table:table-cell table:style-name="ce1" office:value-type="string" calcext:value-type="string">
            <text:p>ADC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goalRPM</text:p>
          </table:table-cell>
          <table:table-cell table:style-name="ce1" office:value-type="string" calcext:value-type="string">
            <text:p>voltage divider</text:p>
            <text:p>lowpass filter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0"/>
        </table:table-row>
        <table:table-row table:style-name="ro3">
          <table:table-cell table:style-name="ce2" office:value-type="string" calcext:value-type="string">
            <text:p>D13</text:p>
          </table:table-cell>
          <table:table-cell table:style-name="ce2"/>
          <table:table-cell table:style-name="ce2" office:value-type="string" calcext:value-type="string">
            <text:p>OD (Low, Z)</text:p>
          </table:table-cell>
          <table:table-cell table:style-name="ce2" office:value-type="string" calcext:value-type="string">
            <text:p>See truth table below</text:p>
          </table:table-cell>
          <table:table-cell table:style-name="ce2"/>
          <table:table-cell table:style-name="ce2" office:value-type="string" calcext:value-type="string">
            <text:p>See truth table below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digital input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table:number-columns-repeated="1010"/>
        </table:table-row>
        <table:table-row table:style-name="ro2">
          <table:table-cell table:style-name="ce1" office:value-type="string" calcext:value-type="string">
            <text:p>A0</text:p>
          </table:table-cell>
          <table:table-cell table:style-name="ce1"/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Lo: reset 32M1</text:p>
            <text:p>Hi: run 32M1</text:p>
          </table:table-cell>
          <table:table-cell table:style-name="ce1"/>
          <table:table-cell table:style-name="ce1" office:value-type="string" calcext:value-type="string">
            <text:p>RESETn</text:p>
          </table:table-cell>
          <table:table-cell table:style-name="ce1" office:value-type="string" calcext:value-type="string">
            <text:p>PE0</text:p>
          </table:table-cell>
          <table:table-cell table:style-name="ce1" office:value-type="string" calcext:value-type="string">
            <text:p>digital input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64M1_RST</text:p>
          </table:table-cell>
          <table:table-cell table:style-name="ce1" office:value-type="string" calcext:value-type="string">
            <text:p>X1 Stepper sleep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0"/>
        </table:table-row>
        <table:table-row table:style-name="ro4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igital input</text:p>
          </table:table-cell>
          <table:table-cell office:value-type="string" calcext:value-type="string">
            <text:p>$Level Mode:</text:p>
            <text:p><text:span text:style-name="T1">Z: X1 Limit not tripped</text:span></text:p>
            <text:p>L: X1 Limit is tripped</text:p>
            <text:p/>
            <text:p>Set goalRPM Mode:</text:p>
            <text:p>Z: 32M1 measuring new goalRPM</text:p>
            <text:p><text:span text:style-name="T1">L: goalRPM stored; exit goalRPM Mode</text:span></text:p>
            <text:p/>
            <text:p>Normal Operation:</text:p>
            <text:p><text:span text:style-name="T1">Z: spindle RPM good </text:span></text:p>
            <text:p>L: Tell DDcut to slow down feedrate</text:p>
          </table:table-cell>
          <table:table-cell/>
          <table:table-cell office:value-type="string" calcext:value-type="string">
            <text:p>Set goalRPM Mode:</text:p>
            <text:p>Acknowledge</text:p>
            <text:p>Z: measuring new goalRPM</text:p>
            <text:p>L: goalRPM stored;</text:p>
            <text:p>    wait for grbl to set both Direction</text:p>
            <text:p>    lines low (A4 &amp; D13)</text:p>
            <text:p/>
            <text:p>Normal Operation:</text:p>
            <text:p>Z: spindle RPM good</text:p>
            <text:p>L: Tell 328p to slow down feedrate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OD (Low, Z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4M1_MOSI</text:p>
          </table:table-cell>
          <table:table-cell office:value-type="string" calcext:value-type="string">
            <text:p>X1 Limit OD (thru 1k47)</text:p>
          </table:table-cell>
          <table:table-cell/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3"/>
          <table:table-cell table:style-name="ce1" office:value-type="string" calcext:value-type="string">
            <text:p>GRN Hall</text:p>
          </table:table-cell>
          <table:table-cell table:style-name="ce1" office:value-type="string" calcext:value-type="string">
            <text:p>PD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64M1_MISO</text:p>
          </table:table-cell>
          <table:table-cell table:style-name="ce1" office:value-type="string" calcext:value-type="string">
            <text:p>Green Hall sensor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0"/>
        </table:table-row>
        <table:table-row table:style-name="ro2">
          <table:table-cell table:style-name="ce3" office:value-type="string" calcext:value-type="string">
            <text:p>A4</text:p>
          </table:table-cell>
          <table:table-cell table:style-name="ce3"/>
          <table:table-cell table:style-name="ce3" office:value-type="string" calcext:value-type="string">
            <text:p>OD (Low, Z)</text:p>
          </table:table-cell>
          <table:table-cell table:style-name="ce3" office:value-type="string" calcext:value-type="string">
            <text:p>See truth table below</text:p>
          </table:table-cell>
          <table:table-cell table:style-name="ce3"/>
          <table:table-cell table:style-name="ce3" office:value-type="string" calcext:value-type="string">
            <text:p>See truth table below</text:p>
          </table:table-cell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digital input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grbl: slow down</text:p>
          </table:table-cell>
          <table:table-cell table:style-name="ce3" office:value-type="string" calcext:value-type="string">
            <text:p>Also connected to 32M1</text:p>
            <text:p>pin PD4(pin12)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 table:number-columns-repeated="101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ruth tables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328p:A4</text:p>
          </table:table-cell>
          <table:table-cell table:style-name="ce2" office:value-type="string" calcext:value-type="string">
            <text:p>328p:D13</text:p>
          </table:table-cell>
          <table:table-cell office:value-type="string" calcext:value-type="string">
            <text:p>tell 32M1 to do the following</text:p>
          </table:table-cell>
          <table:table-cell table:number-columns-repeated="1021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inue using previously sent goalRPM value</text:p>
          </table:table-cell>
          <table:table-cell table:number-columns-repeated="102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ple ADC5 (PB2) until settled, then store result in goalRPM, with <text:s/>CW direction. <text:s/>Pulse Acknowledge pin (PD3) to tell 328p spindle is up to speed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ple ADC5 (PB2) until settled, then store result in goalRPM, with CCW direction. <text:s/>Pulse Acknowledge pin (PD3) to tell 328p spindle is up to speed</text:p>
          </table:table-cell>
          <table:table-cell table:number-columns-repeated="102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able spindle (hold A4910 in reset)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Required changes to 328p firmware:</text:p>
          </table:table-cell>
          <table:table-cell table:number-columns-repeated="6"/>
          <table:table-cell office:value-type="string" calcext:value-type="string">
            <text:p>Required changes to 32M1 firmwa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alRPM PWM is always 0, except while grbl is in mode "set goalRPM"</text:p>
          </table:table-cell>
          <table:table-cell table:number-columns-repeated="6"/>
          <table:table-cell office:value-type="string" calcext:value-type="string">
            <text:p>ADC only runs when sampling goalRP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hen grbl enters "set goalRPM" mode, hangs until 32M1 pulls Acknowledge low (pin A2)</text:p>
          </table:table-cell>
          <table:table-cell table:number-columns-repeated="6"/>
          <table:table-cell office:value-type="string" calcext:value-type="string">
            <text:p>Pull Acknowledge low once final goalRPM ADC value is determine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oth direction pins (D13 &amp; A4) now left floating, except while sending new goalRPM (see truth table above)</text:p>
          </table:table-cell>
          <table:table-cell table:number-columns-repeated="6"/>
          <table:table-cell office:value-type="string" calcext:value-type="string">
            <text:p>safety: allows 32M1 to pullup lines when 328p is in reset (which stops motor, per truth table above)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PB3 pullup enable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8:35:40.161326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31T17:35:29.607881202</meta:creation-date>
    <dc:date>2022-06-08T19:34:31.198181934</dc:date>
    <meta:editing-duration>P1DT46M24S</meta:editing-duration>
    <meta:editing-cycles>4</meta:editing-cycles>
    <meta:generator>LibreOffice/7.1.7.2$MacOSX_X86_64 LibreOffice_project/c6a4e3954236145e2acb0b65f68614365aeee33f</meta:generator>
    <meta:document-statistic meta:table-count="1" meta:cell-count="96" meta:object-count="0"/>
  </office:meta>
</office:document-meta>
</file>